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5" style:family="table-column">
      <style:table-column-properties fo:break-before="auto" style:column-width="43.27mm"/>
    </style:style>
    <style:style style:name="co16" style:family="table-column">
      <style:table-column-properties fo:break-before="auto" style:column-width="15.12mm"/>
    </style:style>
    <style:style style:name="co17" style:family="table-column">
      <style:table-column-properties fo:break-before="auto" style:column-width="19.67mm"/>
    </style:style>
    <style:style style:name="co11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2.05mm"/>
    </style:style>
    <style:style style:name="co19" style:family="table-column">
      <style:table-column-properties fo:break-before="auto" style:column-width="12.7mm"/>
    </style:style>
    <style:style style:name="co20" style:family="table-column">
      <style:table-column-properties fo:break-before="auto" style:column-width="25.42mm"/>
    </style:style>
    <style:style style:name="co27" style:family="table-column">
      <style:table-column-properties fo:break-before="auto" style:column-width="55.97mm"/>
    </style:style>
    <style:style style:name="co28" style:family="table-column">
      <style:table-column-properties fo:break-before="auto" style:column-width="52.33mm"/>
    </style:style>
    <style:style style:name="co29" style:family="table-column">
      <style:table-column-properties fo:break-before="auto" style:column-width="49.02mm"/>
    </style:style>
    <style:style style:name="co12" style:family="table-column">
      <style:table-column-properties fo:break-before="auto" style:column-width="85.23mm"/>
    </style:style>
    <style:style style:name="co13" style:family="table-column">
      <style:table-column-properties fo:break-before="auto" style:column-width="57.45mm"/>
    </style:style>
    <style:style style:name="co14" style:family="table-column">
      <style:table-column-properties fo:break-before="auto" style:column-width="29.4mm"/>
    </style:style>
    <style:style style:name="co21" style:family="table-column">
      <style:table-column-properties fo:break-before="auto" style:column-width="36.76mm"/>
    </style:style>
    <style:style style:name="co22" style:family="table-column">
      <style:table-column-properties fo:break-before="auto" style:column-width="40.02mm"/>
    </style:style>
    <style:style style:name="co23" style:family="table-column">
      <style:table-column-properties fo:break-before="auto" style:column-width="50.92mm"/>
    </style:style>
    <style:style style:name="co24" style:family="table-column">
      <style:table-column-properties fo:break-before="auto" style:column-width="11.48mm"/>
    </style:style>
    <style:style style:name="co25" style:family="table-column">
      <style:table-column-properties fo:break-before="auto" style:column-width="55.67mm"/>
    </style:style>
    <style:style style:name="co26" style:family="table-column">
      <style:table-column-properties fo:break-before="auto" style:column-width="62.02mm"/>
    </style:style>
    <style:style style:name="co30" style:family="table-column">
      <style:table-column-properties fo:break-before="auto" style:column-width="83.8mm"/>
    </style:style>
    <style:style style:name="co31" style:family="table-column">
      <style:table-column-properties fo:break-before="auto" style:column-width="51.73mm"/>
    </style:style>
    <style:style style:name="co32" style:family="table-column">
      <style:table-column-properties fo:break-before="auto" style:column-width="12.1mm"/>
    </style:style>
    <style:style style:name="co33" style:family="table-column">
      <style:table-column-properties fo:break-before="auto" style:column-width="25.1mm"/>
    </style:style>
    <style:style style:name="co34" style:family="table-column">
      <style:table-column-properties fo:break-before="auto" style:column-width="105.29mm"/>
    </style:style>
    <style:style style:name="co35" style:family="table-column">
      <style:table-column-properties fo:break-before="auto" style:column-width="43.87mm"/>
    </style:style>
    <style:style style:name="co36" style:family="table-column">
      <style:table-column-properties fo:break-before="auto" style:column-width="100.75mm"/>
    </style:style>
    <style:style style:name="co37" style:family="table-column">
      <style:table-column-properties fo:break-before="auto" style:column-width="59mm"/>
    </style:style>
    <style:style style:name="co38" style:family="table-column">
      <style:table-column-properties fo:break-before="auto" style:column-width="110.21mm"/>
    </style:style>
    <style:style style:name="co39" style:family="table-column">
      <style:table-column-properties fo:break-before="auto" style:column-width="46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7" style:family="table-cell" style:parent-style-name="Default"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style:text-underline-style="none" fo:font-weight="normal" style:font-weight-asian="normal" style:font-weight-complex="normal"/>
    </style:style>
    <style:style style:name="ce11" style:family="table-cell" style:parent-style-name="Default"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row table:style-name="ro1">
          <table:table-cell table:style-name="ce5" office:value-type="string" calcext:value-type="string">
            <text:p>Journal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Citation count</text:p>
          </table:table-cell>
          <table:table-cell table:style-name="ce5" office:value-type="string" calcext:value-type="string">
            <text:p>Number of authors</text:p>
          </table:table-cell>
          <table:table-cell table:style-name="ce5" office:value-type="string" calcext:value-type="string">
            <text:p>Type of collabo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FEBR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3"/>
          <table:table-cell table:formula="of:=COUNT([.B2:.B196])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COUNTIF([.E3:.E197];&quot;=&quot;)" office:value-type="float" office:value="89" calcext:value-type="float">
            <text:p>89</text:p>
          </table:table-cell>
          <table:table-cell table:style-name="ce6" table:formula="of:=[.I9]/[.$I$8]" office:value-type="percentage" office:value="0.456410256410256" calcext:value-type="percentage">
            <text:p>45.64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3"/>
          <table:table-cell table:formula="of:=COUNTIF([.E3:.E197];&quot;=Local&quot;)" office:value-type="float" office:value="24" calcext:value-type="float">
            <text:p>24</text:p>
          </table:table-cell>
          <table:table-cell table:style-name="ce6" table:formula="of:=[.I10]/[.$I$8]" office:value-type="percentage" office:value="0.123076923076923" calcext:value-type="percentage">
            <text:p>12.31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COUNTIF([.E2:.E196];&quot;=National&quot;)" office:value-type="float" office:value="19" calcext:value-type="float">
            <text:p>19</text:p>
          </table:table-cell>
          <table:table-cell table:style-name="ce6" table:formula="of:=[.I11]/[.$I$8]" office:value-type="percentage" office:value="0.0974358974358974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COUNTIF([.E3:.E197];&quot;=International&quot;)" office:value-type="float" office:value="63" calcext:value-type="float">
            <text:p>63</text:p>
          </table:table-cell>
          <table:table-cell table:style-name="ce6" table:formula="of:=[.I12]/[.$I$8]" office:value-type="percentage" office:value="0.323076923076923" calcext:value-type="percentage">
            <text:p>32.31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AP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3"/>
          <table:table-cell table:formula="of:=COUNT([.B198:.B414])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COUNTIF([.E198:.E414];&quot;=&quot;)" office:value-type="float" office:value="71" calcext:value-type="float">
            <text:p>71</text:p>
          </table:table-cell>
          <table:table-cell table:style-name="ce6" table:formula="of:=[.I19]/[.$I$18]" office:value-type="percentage" office:value="0.327188940092166" calcext:value-type="percentage">
            <text:p>32.72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3"/>
          <table:table-cell table:formula="of:=COUNTIF([.E198:.E414];&quot;=Local&quot;)" office:value-type="float" office:value="45" calcext:value-type="float">
            <text:p>45</text:p>
          </table:table-cell>
          <table:table-cell table:style-name="ce6" table:formula="of:=[.I20]/[.$I$18]" office:value-type="percentage" office:value="0.207373271889401" calcext:value-type="percentage">
            <text:p>20.74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3"/>
          <table:table-cell table:formula="of:=COUNTIF([.E198:.E414];&quot;=National&quot;)" office:value-type="float" office:value="36" calcext:value-type="float">
            <text:p>36</text:p>
          </table:table-cell>
          <table:table-cell table:style-name="ce6" table:formula="of:=[.I21]/[.$I$18]" office:value-type="percentage" office:value="0.165898617511521" calcext:value-type="percentage">
            <text:p>16.59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table:formula="of:=COUNTIF([.E198:.E414];&quot;=International&quot;)" office:value-type="float" office:value="65" calcext:value-type="float">
            <text:p>65</text:p>
          </table:table-cell>
          <table:table-cell table:style-name="ce6" table:formula="of:=[.I22]/[.$I$18]" office:value-type="percentage" office:value="0.299539170506912" calcext:value-type="percentage">
            <text:p>29.95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J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table:formula="of:=[.I8]-[.I9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3"/>
          <table:table-cell table:formula="of:=COUNTIF([.D2:.D196];&quot;=2&quot;)" office:value-type="float" office:value="67" calcext:value-type="float">
            <text:p>67</text:p>
          </table:table-cell>
          <table:table-cell table:style-name="ce6" table:formula="of:=[.I28]/([.$I$8]-[.$I$9])" office:value-type="percentage" office:value="0.632075471698113" calcext:value-type="percentage">
            <text:p>63.21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COUNTIF([.D2:.D196];&quot;=3&quot;)" office:value-type="float" office:value="33" calcext:value-type="float">
            <text:p>33</text:p>
          </table:table-cell>
          <table:table-cell table:style-name="ce6" table:formula="of:=[.I29]/([.$I$8]-[.$I$9])" office:value-type="percentage" office:value="0.311320754716981" calcext:value-type="percentage">
            <text:p>31.13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3"/>
          <table:table-cell table:formula="of:=COUNTIF([.D2:.D196];&quot;=4&quot;)" office:value-type="float" office:value="6" calcext:value-type="float">
            <text:p>6</text:p>
          </table:table-cell>
          <table:table-cell table:style-name="ce6" table:formula="of:=[.I30]/([.$I$8]-[.$I$9])" office:value-type="percentage" office:value="0.0566037735849057" calcext:value-type="percentage">
            <text:p>5.66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3"/>
          <table:table-cell table:formula="of:=[.I18]-[.I19]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3"/>
          <table:table-cell table:formula="of:=COUNTIF([.D198:.D414];&quot;=2&quot;)" office:value-type="float" office:value="72" calcext:value-type="float">
            <text:p>72</text:p>
          </table:table-cell>
          <table:table-cell table:style-name="ce6" table:formula="of:=[.I36]/([.$I$18]-[.$I$19])" office:value-type="percentage" office:value="0.493150684931507" calcext:value-type="percentage">
            <text:p>49.32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COUNTIF([.D198:.D414];&quot;=3&quot;)" office:value-type="float" office:value="41" calcext:value-type="float">
            <text:p>41</text:p>
          </table:table-cell>
          <table:table-cell table:style-name="ce6" table:formula="of:=[.I37]/([.$I$18]-[.$I$19])" office:value-type="percentage" office:value="0.280821917808219" calcext:value-type="percentage">
            <text:p>28.08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3"/>
          <table:table-cell table:formula="of:=COUNTIF([.D198:.D414];&quot;=4&quot;)" office:value-type="float" office:value="33" calcext:value-type="float">
            <text:p>33</text:p>
          </table:table-cell>
          <table:table-cell table:style-name="ce6" table:formula="of:=[.I38]/([.$I$18]-[.$I$19])" office:value-type="percentage" office:value="0.226027397260274" calcext:value-type="percentage">
            <text:p>22.60%</text:p>
          </table:table-cell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AN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M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M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U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SEPT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NOV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D OF FEBR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P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7–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2</text:p>
          </table:table-cell>
          <table:table-cell table:number-columns-repeated="4"/>
        </table:table-row>
      </table:table>
      <table:table table:name="MSCS" table:style-name="ta1">
        <table:table-column table:style-name="co31" table:default-cell-style-name="ce8"/>
        <table:table-column table:style-name="co32" table:default-cell-style-name="Default"/>
        <table:table-column table:style-name="co33" table:default-cell-style-name="ce6"/>
        <table:table-column table:style-name="co11" table:number-columns-repeated="3" table:default-cell-style-name="Default"/>
        <table:table-row table:style-name="ro1">
          <table:table-cell table:style-name="ce5" office:value-type="string" calcext:value-type="string">
            <text:p>MSCS 2006 statistic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2:.D47])" office:value-type="float" office:value="46" calcext:value-type="float">
            <text:p>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2:.D47];&quot;=1&quot;)" office:value-type="float" office:value="15" calcext:value-type="float">
            <text:p>15</text:p>
          </table:table-cell>
          <table:table-cell table:formula="of:=[.B3]/[.B2]" office:value-type="percentage" office:value="0.326086956521739" calcext:value-type="percentage">
            <text:p>32.61%</text:p>
          </table:table-cell>
          <table:table-cell table:style-name="ce6" table:formula="of:=[.B3]/[.B2]" office:value-type="percentage" office:value="0.326086956521739" calcext:value-type="percentage">
            <text:p>32.61%</text:p>
          </table:table-cell>
          <table:table-cell/>
          <table:table-cell table:style-name="ce6" table:formula="of:=SUM([.D3:.D6])" office:value-type="percentage" office:value="1" calcext:value-type="percentage">
            <text:p>100.00%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formula="of:=COUNTIF([Data.E2:.E47];&quot;=Local&quot;)" office:value-type="float" office:value="8" calcext:value-type="float">
            <text:p>8</text:p>
          </table:table-cell>
          <table:table-cell table:formula="of:=[.B4]/[.B10]" office:value-type="percentage" office:value="0.258064516129032" calcext:value-type="percentage">
            <text:p>25.81%</text:p>
          </table:table-cell>
          <table:table-cell table:style-name="ce6" table:formula="of:=[.B4]/[.$B$2]" office:value-type="percentage" office:value="0.173913043478261" calcext:value-type="percentage">
            <text:p>17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2:.E47];&quot;=National&quot;)" office:value-type="float" office:value="9" calcext:value-type="float">
            <text:p>9</text:p>
          </table:table-cell>
          <table:table-cell table:formula="of:=[.B5]/[.B10]" office:value-type="percentage" office:value="0.290322580645161" calcext:value-type="percentage">
            <text:p>29.03%</text:p>
          </table:table-cell>
          <table:table-cell table:style-name="ce6" table:formula="of:=[.B5]/[.$B$2]" office:value-type="percentage" office:value="0.195652173913043" calcext:value-type="percentage">
            <text:p>19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2:.E47];&quot;=International&quot;)" office:value-type="float" office:value="14" calcext:value-type="float">
            <text:p>14</text:p>
          </table:table-cell>
          <table:table-cell table:formula="of:=[.B6]/[.B10]" office:value-type="percentage" office:value="0.451612903225806" calcext:value-type="percentage">
            <text:p>45.16%</text:p>
          </table:table-cell>
          <table:table-cell table:style-name="ce6" table:formula="of:=[.B6]/[.$B$2]" office:value-type="percentage" office:value="0.304347826086957" calcext:value-type="percentage">
            <text:p>30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2:.D47];&quot;=2&quot;)" office:value-type="float" office:value="21" calcext:value-type="float">
            <text:p>21</text:p>
          </table:table-cell>
          <table:table-cell table:formula="of:=[.B7]/[.$B$10]" office:value-type="percentage" office:value="0.67741935483871" calcext:value-type="percentage">
            <text:p>67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3:.D48];&quot;=3&quot;)" office:value-type="float" office:value="10" calcext:value-type="float">
            <text:p>10</text:p>
          </table:table-cell>
          <table:table-cell table:formula="of:=[.B8]/[.$B$10]" office:value-type="percentage" office:value="0.32258064516129" calcext:value-type="percentage">
            <text:p>32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4:.D49];&quot;=4&quot;)" office:value-type="float" office:value="0" calcext:value-type="float">
            <text:p>0</text:p>
          </table:table-cell>
          <table:table-cell table:formula="of:=[.B9]/[.$B$10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31" calcext:value-type="float">
            <text:p>31</text:p>
          </table:table-cell>
          <table:table-cell table:formula="of:=[.B10]/[.B2]" office:value-type="percentage" office:value="0.673913043478261" calcext:value-type="percentage">
            <text:p>67.39%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MSCS 2014 statistic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280:.D333])" office:value-type="float" office:value="54" calcext:value-type="float">
            <text:p>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280:.D333];&quot;=1&quot;)" office:value-type="float" office:value="16" calcext:value-type="float">
            <text:p>16</text:p>
          </table:table-cell>
          <table:table-cell table:style-name="Default"/>
          <table:table-cell table:style-name="ce6" table:formula="of:=[.B14]/[.$B$13]" office:value-type="percentage" office:value="0.296296296296296" calcext:value-type="percentage">
            <text:p>29.63%</text:p>
          </table:table-cell>
          <table:table-cell table:style-name="ce6" table:formula="of:=SUM([.D14:.D1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280:.E333];&quot;=Local&quot;)" office:value-type="float" office:value="13" calcext:value-type="float">
            <text:p>13</text:p>
          </table:table-cell>
          <table:table-cell table:formula="of:=[.B15]/[.$B$21]" office:value-type="percentage" office:value="0.342105263157895" calcext:value-type="percentage">
            <text:p>34.21%</text:p>
          </table:table-cell>
          <table:table-cell table:style-name="ce6" table:formula="of:=[.B15]/[.$B$13]" office:value-type="percentage" office:value="0.240740740740741" calcext:value-type="percentage">
            <text:p>24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280:.E333];&quot;=National&quot;)" office:value-type="float" office:value="14" calcext:value-type="float">
            <text:p>14</text:p>
          </table:table-cell>
          <table:table-cell table:formula="of:=[.B16]/[.$B$21]" office:value-type="percentage" office:value="0.368421052631579" calcext:value-type="percentage">
            <text:p>36.84%</text:p>
          </table:table-cell>
          <table:table-cell table:style-name="ce6" table:formula="of:=[.B16]/[.$B$13]" office:value-type="percentage" office:value="0.259259259259259" calcext:value-type="percentage">
            <text:p>25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280:.E333];&quot;=International&quot;)" office:value-type="float" office:value="11" calcext:value-type="float">
            <text:p>11</text:p>
          </table:table-cell>
          <table:table-cell table:formula="of:=[.B17]/[.$B$21]" office:value-type="percentage" office:value="0.289473684210526" calcext:value-type="percentage">
            <text:p>28.95%</text:p>
          </table:table-cell>
          <table:table-cell table:style-name="ce6" table:formula="of:=[.B17]/[.$B$13]" office:value-type="percentage" office:value="0.203703703703704" calcext:value-type="percentage">
            <text:p>20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280:.D333];&quot;=2&quot;)" office:value-type="float" office:value="13" calcext:value-type="float">
            <text:p>13</text:p>
          </table:table-cell>
          <table:table-cell table:formula="of:=[.B18]/[.$B$21]" office:value-type="percentage" office:value="0.342105263157895" calcext:value-type="percentage">
            <text:p>34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280:.D333];&quot;=3&quot;)" office:value-type="float" office:value="14" calcext:value-type="float">
            <text:p>14</text:p>
          </table:table-cell>
          <table:table-cell table:formula="of:=[.B19]/[.$B$21]" office:value-type="percentage" office:value="0.368421052631579" calcext:value-type="percentage">
            <text:p>36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280:.D333];&quot;=4&quot;)" office:value-type="float" office:value="11" calcext:value-type="float">
            <text:p>11</text:p>
          </table:table-cell>
          <table:table-cell table:formula="of:=[.B20]/[.$B$21]" office:value-type="percentage" office:value="0.289473684210526" calcext:value-type="percentage">
            <text:p>28.95%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38" calcext:value-type="float">
            <text:p>38</text:p>
          </table:table-cell>
          <table:table-cell table:formula="of:=[.B21]/[.B13]" office:value-type="percentage" office:value="0.703703703703704" calcext:value-type="percentage">
            <text:p>70.37%</text:p>
          </table:table-cell>
          <table:table-cell table:number-columns-repeated="3"/>
        </table:table-row>
      </table:table>
      <table:table table:name="APAL" table:style-name="ta1">
        <table:table-column table:style-name="co15" table:default-cell-style-name="ce2"/>
        <table:table-column table:style-name="co16" table:default-cell-style-name="Default"/>
        <table:table-column table:style-name="co17" table:default-cell-style-name="ce3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APAL 2006 statistic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48:.D167])" office:value-type="float" office:value="120" calcext:value-type="float">
            <text:p>1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48:.D167];&quot;=1&quot;)" office:value-type="float" office:value="65" calcext:value-type="float">
            <text:p>65</text:p>
          </table:table-cell>
          <table:table-cell table:style-name="Default"/>
          <table:table-cell table:style-name="ce3" table:formula="of:=[.B3]/[.$B$2]" office:value-type="percentage" office:value="0.541666666666667" calcext:value-type="percentage">
            <text:p>54.17%</text:p>
          </table:table-cell>
          <table:table-cell table:style-name="ce3" table:formula="of:=SUM([.D3:.D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48:.E167];&quot;=Local&quot;)" office:value-type="float" office:value="14" calcext:value-type="float">
            <text:p>14</text:p>
          </table:table-cell>
          <table:table-cell table:formula="of:=[.B4]/[.B10]" office:value-type="percentage" office:value="0.254545454545454" calcext:value-type="percentage">
            <text:p>25.45%</text:p>
          </table:table-cell>
          <table:table-cell table:style-name="ce3" table:formula="of:=[.B4]/[.$B$2]" office:value-type="percentage" office:value="0.116666666666667" calcext:value-type="percentage">
            <text:p>11.67%</text:p>
          </table:table-cell>
          <table:table-cell/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48:.E167];&quot;=National&quot;)" office:value-type="float" office:value="5" calcext:value-type="float">
            <text:p>5</text:p>
          </table:table-cell>
          <table:table-cell table:formula="of:=[.B5]/[.B10]" office:value-type="percentage" office:value="0.0909090909090909" calcext:value-type="percentage">
            <text:p>9.09%</text:p>
          </table:table-cell>
          <table:table-cell table:style-name="ce3" table:formula="of:=[.B5]/[.$B$2]" office:value-type="percentage" office:value="0.0416666666666667" calcext:value-type="percentage">
            <text:p>4.17%</text:p>
          </table:table-cell>
          <table:table-cell/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48:.E167];&quot;=International&quot;)" office:value-type="float" office:value="36" calcext:value-type="float">
            <text:p>36</text:p>
          </table:table-cell>
          <table:table-cell table:formula="of:=[.B6]/[.B10]" office:value-type="percentage" office:value="0.654545454545455" calcext:value-type="percentage">
            <text:p>65.45%</text:p>
          </table:table-cell>
          <table:table-cell table:style-name="ce3" table:formula="of:=[.B6]/[.$B$2]" office:value-type="percentage" office:value="0.3" calcext:value-type="percentage">
            <text:p>30.00%</text:p>
          </table:table-cell>
          <table:table-cell/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48:.D167];&quot;=2&quot;)" office:value-type="float" office:value="36" calcext:value-type="float">
            <text:p>36</text:p>
          </table:table-cell>
          <table:table-cell table:formula="of:=[.B7]/[.$B$10]" office:value-type="percentage" office:value="0.654545454545455" calcext:value-type="percentage">
            <text:p>65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48:.D167];&quot;=3&quot;)" office:value-type="float" office:value="14" calcext:value-type="float">
            <text:p>14</text:p>
          </table:table-cell>
          <table:table-cell table:formula="of:=[.B8]/[.$B$10]" office:value-type="percentage" office:value="0.254545454545454" calcext:value-type="percentage">
            <text:p>25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48:.D167];&quot;=4&quot;)" office:value-type="float" office:value="5" calcext:value-type="float">
            <text:p>5</text:p>
          </table:table-cell>
          <table:table-cell table:formula="of:=[.B9]/[.$B$10]" office:value-type="percentage" office:value="0.0909090909090909" calcext:value-type="percentage">
            <text:p>9.09%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55" calcext:value-type="float">
            <text:p>55</text:p>
          </table:table-cell>
          <table:table-cell table:formula="of:=[.B10]/[.B2]" office:value-type="percentage" office:value="0.458333333333333" calcext:value-type="percentage">
            <text:p>45.83%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APAL 2014 statistic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334:.D414])" office:value-type="float" office:value="81" calcext:value-type="float">
            <text:p>81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334:.D414];&quot;=1&quot;)" office:value-type="float" office:value="32" calcext:value-type="float">
            <text:p>32</text:p>
          </table:table-cell>
          <table:table-cell table:style-name="Default"/>
          <table:table-cell table:style-name="ce3" table:formula="of:=[.B14]/[.$B$13]" office:value-type="percentage" office:value="0.395061728395062" calcext:value-type="percentage">
            <text:p>39.51%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334:.E414];&quot;=Local&quot;)" office:value-type="float" office:value="12" calcext:value-type="float">
            <text:p>12</text:p>
          </table:table-cell>
          <table:table-cell table:formula="of:=[.B15]/[.$B$21]" office:value-type="percentage" office:value="0.244897959183673" calcext:value-type="percentage">
            <text:p>24.49%</text:p>
          </table:table-cell>
          <table:table-cell table:style-name="ce3" table:formula="of:=[.B15]/[.$B$13]" office:value-type="percentage" office:value="0.148148148148148" calcext:value-type="percentage">
            <text:p>14.81%</text:p>
          </table:table-cell>
          <table:table-cell table:style-name="ce3" table:formula="of:=SUM([.D14:.D1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334:.E414];&quot;=National&quot;)" office:value-type="float" office:value="13" calcext:value-type="float">
            <text:p>13</text:p>
          </table:table-cell>
          <table:table-cell table:formula="of:=[.B16]/[.$B$21]" office:value-type="percentage" office:value="0.26530612244898" calcext:value-type="percentage">
            <text:p>26.53%</text:p>
          </table:table-cell>
          <table:table-cell table:style-name="ce3" table:formula="of:=[.B16]/[.$B$13]" office:value-type="percentage" office:value="0.160493827160494" calcext:value-type="percentage">
            <text:p>16.05%</text:p>
          </table:table-cell>
          <table:table-cell/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334:.E414];&quot;=International&quot;)" office:value-type="float" office:value="24" calcext:value-type="float">
            <text:p>24</text:p>
          </table:table-cell>
          <table:table-cell table:formula="of:=[.B17]/[.$B$21]" office:value-type="percentage" office:value="0.489795918367347" calcext:value-type="percentage">
            <text:p>48.98%</text:p>
          </table:table-cell>
          <table:table-cell table:style-name="ce3" table:formula="of:=[.B17]/[.$B$13]" office:value-type="percentage" office:value="0.296296296296296" calcext:value-type="percentage">
            <text:p>29.63%</text:p>
          </table:table-cell>
          <table:table-cell/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334:.D414];&quot;=2&quot;)" office:value-type="float" office:value="34" calcext:value-type="float">
            <text:p>34</text:p>
          </table:table-cell>
          <table:table-cell table:formula="of:=[.B18]/[.$B$21]" office:value-type="percentage" office:value="0.693877551020408" calcext:value-type="percentage">
            <text:p>69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334:.D414];&quot;=3&quot;)" office:value-type="float" office:value="9" calcext:value-type="float">
            <text:p>9</text:p>
          </table:table-cell>
          <table:table-cell table:formula="of:=[.B19]/[.$B$21]" office:value-type="percentage" office:value="0.183673469387755" calcext:value-type="percentage">
            <text:p>18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334:.D414];&quot;=4&quot;)" office:value-type="float" office:value="6" calcext:value-type="float">
            <text:p>6</text:p>
          </table:table-cell>
          <table:table-cell table:formula="of:=[.B20]/[.$B$21]" office:value-type="percentage" office:value="0.122448979591837" calcext:value-type="percentage">
            <text:p>12.24%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49" calcext:value-type="float">
            <text:p>49</text:p>
          </table:table-cell>
          <table:table-cell table:formula="of:=[.B21]/[.B13]" office:value-type="percentage" office:value="0.604938271604938" calcext:value-type="percentage">
            <text:p>60.49%</text:p>
          </table:table-cell>
          <table:table-cell table:number-columns-repeated="2"/>
        </table:table-row>
      </table:table>
      <table:table table:name="LMCS" table:style-name="ta1">
        <table:table-column table:style-name="co18" table:default-cell-style-name="ce2"/>
        <table:table-column table:style-name="co19" table:default-cell-style-name="Default"/>
        <table:table-column table:style-name="co20" table:default-cell-style-name="ce3"/>
        <table:table-column table:style-name="co11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LMCS 2006 statistic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168:.D196])" office:value-type="float" office:value="29" calcext:value-type="float">
            <text:p>2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168:.D196];&quot;=1&quot;)" office:value-type="float" office:value="9" calcext:value-type="float">
            <text:p>9</text:p>
          </table:table-cell>
          <table:table-cell table:style-name="Default"/>
          <table:table-cell table:formula="of:=[.B3]/[.$B$2]" office:value-type="percentage" office:value="0.310344827586207" calcext:value-type="percentage">
            <text:p>31.03%</text:p>
          </table:table-cell>
          <table:table-cell table:style-name="ce3" table:formula="of:=SUM([.D3:.D6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168:.E196];&quot;=Local&quot;)" office:value-type="float" office:value="2" calcext:value-type="float">
            <text:p>2</text:p>
          </table:table-cell>
          <table:table-cell table:formula="of:=[.B4]/[.B10]" office:value-type="percentage" office:value="0.1" calcext:value-type="percentage">
            <text:p>10.00%</text:p>
          </table:table-cell>
          <table:table-cell table:formula="of:=[.B4]/[.$B$2]" office:value-type="percentage" office:value="0.0689655172413793" calcext:value-type="percentage">
            <text:p>6.90%</text:p>
          </table:table-cell>
          <table:table-cell/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168:.E196];&quot;=National&quot;)" office:value-type="float" office:value="5" calcext:value-type="float">
            <text:p>5</text:p>
          </table:table-cell>
          <table:table-cell table:formula="of:=[.B5]/[.B10]" office:value-type="percentage" office:value="0.25" calcext:value-type="percentage">
            <text:p>25.00%</text:p>
          </table:table-cell>
          <table:table-cell table:formula="of:=[.B5]/[.$B$2]" office:value-type="percentage" office:value="0.172413793103448" calcext:value-type="percentage">
            <text:p>17.24%</text:p>
          </table:table-cell>
          <table:table-cell/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168:.E196];&quot;=International&quot;)" office:value-type="float" office:value="13" calcext:value-type="float">
            <text:p>13</text:p>
          </table:table-cell>
          <table:table-cell table:formula="of:=[.B6]/[.B10]" office:value-type="percentage" office:value="0.65" calcext:value-type="percentage">
            <text:p>65.00%</text:p>
          </table:table-cell>
          <table:table-cell table:formula="of:=[.B6]/[.$B$2]" office:value-type="percentage" office:value="0.448275862068966" calcext:value-type="percentage">
            <text:p>44.83%</text:p>
          </table:table-cell>
          <table:table-cell/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168:.D196];&quot;=2&quot;)" office:value-type="float" office:value="10" calcext:value-type="float">
            <text:p>10</text:p>
          </table:table-cell>
          <table:table-cell table:formula="of:=[.B7]/[.$B$10]" office:value-type="percentage" office:value="0.5" calcext:value-type="percentage">
            <text:p>5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168:.D196];&quot;=3&quot;)" office:value-type="float" office:value="9" calcext:value-type="float">
            <text:p>9</text:p>
          </table:table-cell>
          <table:table-cell table:formula="of:=[.B8]/[.$B$10]" office:value-type="percentage" office:value="0.45" calcext:value-type="percentage">
            <text:p>4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168:.D196];&quot;=4&quot;)" office:value-type="float" office:value="1" calcext:value-type="float">
            <text:p>1</text:p>
          </table:table-cell>
          <table:table-cell table:formula="of:=[.B9]/[.$B$10]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20" calcext:value-type="float">
            <text:p>20</text:p>
          </table:table-cell>
          <table:table-cell table:formula="of:=[.B10]/[.B2]" office:value-type="percentage" office:value="0.689655172413793" calcext:value-type="percentage">
            <text:p>68.97%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LMCS 2014 statistic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198:.D279])" office:value-type="float" office:value="82" calcext:value-type="float">
            <text:p>8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198:.D279];&quot;=1&quot;)" office:value-type="float" office:value="23" calcext:value-type="float">
            <text:p>23</text:p>
          </table:table-cell>
          <table:table-cell table:style-name="Default"/>
          <table:table-cell table:formula="of:=[.B14]/[.$B$13]" office:value-type="percentage" office:value="0.280487804878049" calcext:value-type="percentage">
            <text:p>28.05%</text:p>
          </table:table-cell>
          <table:table-cell table:style-name="ce3" table:formula="of:=SUM([.D14:.D1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198:.E279];&quot;=Local&quot;)" office:value-type="float" office:value="20" calcext:value-type="float">
            <text:p>20</text:p>
          </table:table-cell>
          <table:table-cell table:formula="of:=[.B15]/[.$B$21]" office:value-type="percentage" office:value="0.338983050847458" calcext:value-type="percentage">
            <text:p>33.90%</text:p>
          </table:table-cell>
          <table:table-cell table:formula="of:=[.B15]/[.$B$13]" office:value-type="percentage" office:value="0.24390243902439" calcext:value-type="percentage">
            <text:p>24.39%</text:p>
          </table:table-cell>
          <table:table-cell/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198:.E279];&quot;=National&quot;)" office:value-type="float" office:value="9" calcext:value-type="float">
            <text:p>9</text:p>
          </table:table-cell>
          <table:table-cell table:formula="of:=[.B16]/[.$B$21]" office:value-type="percentage" office:value="0.152542372881356" calcext:value-type="percentage">
            <text:p>15.25%</text:p>
          </table:table-cell>
          <table:table-cell table:formula="of:=[.B16]/[.$B$13]" office:value-type="percentage" office:value="0.109756097560976" calcext:value-type="percentage">
            <text:p>10.98%</text:p>
          </table:table-cell>
          <table:table-cell/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198:.E279];&quot;=International&quot;)" office:value-type="float" office:value="30" calcext:value-type="float">
            <text:p>30</text:p>
          </table:table-cell>
          <table:table-cell table:formula="of:=[.B17]/[.$B$21]" office:value-type="percentage" office:value="0.508474576271186" calcext:value-type="percentage">
            <text:p>50.85%</text:p>
          </table:table-cell>
          <table:table-cell table:formula="of:=[.B17]/[.$B$13]" office:value-type="percentage" office:value="0.365853658536585" calcext:value-type="percentage">
            <text:p>36.59%</text:p>
          </table:table-cell>
          <table:table-cell/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198:.D279];&quot;=2&quot;)" office:value-type="float" office:value="25" calcext:value-type="float">
            <text:p>25</text:p>
          </table:table-cell>
          <table:table-cell table:formula="of:=[.B18]/[.$B$21]" office:value-type="percentage" office:value="0.423728813559322" calcext:value-type="percentage">
            <text:p>42.37%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198:.D279];&quot;=3&quot;)" office:value-type="float" office:value="18" calcext:value-type="float">
            <text:p>18</text:p>
          </table:table-cell>
          <table:table-cell table:formula="of:=[.B19]/[.$B$21]" office:value-type="percentage" office:value="0.305084745762712" calcext:value-type="percentage">
            <text:p>30.51%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198:.D279];&quot;=4&quot;)" office:value-type="float" office:value="16" calcext:value-type="float">
            <text:p>16</text:p>
          </table:table-cell>
          <table:table-cell table:formula="of:=[.B20]/[.$B$21]" office:value-type="percentage" office:value="0.271186440677966" calcext:value-type="percentage">
            <text:p>27.12%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59" calcext:value-type="float">
            <text:p>59</text:p>
          </table:table-cell>
          <table:table-cell table:formula="of:=[.B21]/[.B13]" office:value-type="percentage" office:value="0.719512195121951" calcext:value-type="percentage">
            <text:p>71.95%</text:p>
          </table:table-cell>
          <table:table-cell table:style-name="Default"/>
          <table:table-cell/>
        </table:table-row>
      </table:table>
      <table:table table:name="Quality" table:style-name="ta1">
        <table:shapes>
          <draw:frame draw:z-index="0" draw:style-name="gr1" draw:text-style-name="P1" svg:width="139.75mm" svg:height="90.01mm" svg:x="171.72mm" svg:y="0.31mm">
            <loext:p draw:notify-on-update-of-ranges="Quality.K41:Quality.K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75mm" svg:height="90.01mm" svg:x="171.74mm" svg:y="131.26mm">
            <loext:p draw:notify-on-update-of-ranges="Quality.K41:Quality.K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9.75mm" svg:height="90.01mm" svg:x="172.03mm" svg:y="235.42mm">
            <loext:p draw:notify-on-update-of-ranges="Quality.K41:Quality.K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9.75mm" svg:height="90.01mm" svg:x="171.13mm" svg:y="333.25mm">
            <loext:p draw:notify-on-update-of-ranges="Quality.K41:Quality.K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4" table:default-cell-style-name="ce5"/>
        <table:table-column table:style-name="co35" table:default-cell-style-name="Default"/>
        <table:table-column table:style-name="co11" table:number-columns-repeated="8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198:.D414]; &quot;=1&quot;; [Data.C198:.C414])"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198:.D414];&quot;=1&quot;)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10" table:formula="of:=[.B1]/[.B2]" office:value-type="float" office:value="3.07042253521127" calcext:value-type="float">
            <text:p>3.0704225352112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2 authors</text:p>
          </table:table-cell>
          <table:table-cell table:formula="of:=SUMIF([Data.D198:.D414]; &quot;=2&quot;; [Data.C198:.C414])"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2 authors papers</text:p>
          </table:table-cell>
          <table:table-cell table:formula="of:=COUNTIF([Data.D198:.D414];&quot;=2&quot;)"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2 authors papers</text:p>
          </table:table-cell>
          <table:table-cell table:style-name="ce8" table:formula="of:=[.B5]/[.B6]" office:value-type="float" office:value="2.68055555555556" calcext:value-type="float">
            <text:p>2.68055555555556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3 authors</text:p>
          </table:table-cell>
          <table:table-cell table:formula="of:=SUMIF([Data.D198:.D414]; &quot;=3&quot;; [Data.C198:.C414])"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3 authors papers</text:p>
          </table:table-cell>
          <table:table-cell table:formula="of:=COUNTIF([Data.D207:.D423];&quot;=3&quot;)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3 authors papers</text:p>
          </table:table-cell>
          <table:table-cell table:style-name="ce8" table:formula="of:=[.B9]/[.B10]" office:value-type="float" office:value="3.475" calcext:value-type="float">
            <text:p>3.4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4 or more authors</text:p>
          </table:table-cell>
          <table:table-cell table:formula="of:=SUMIF([Data.D198:.D414]; &quot;=4&quot;; [Data.C198:.C414])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4 or more authors papers</text:p>
          </table:table-cell>
          <table:table-cell table:formula="of:=COUNTIF([Data.D211:.D427];&quot;=4&quot;)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4 or more authors papers</text:p>
          </table:table-cell>
          <table:table-cell table:style-name="ce8" table:formula="of:=[.B13]/[.B14]" office:value-type="float" office:value="3.2" calcext:value-type="float">
            <text:p>3.2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style-name="ce9"/>
          <table:table-cell table:style-name="ce11"/>
          <table:table-cell/>
          <table:table-cell table:style-name="ce11"/>
          <table:table-cell table:number-columns-repeated="8"/>
        </table:table-row>
        <table:table-row table:style-name="ro1">
          <table:table-cell table:style-name="ce9"/>
          <table:table-cell table:style-name="ce5"/>
          <table:table-cell/>
          <table:table-cell table:style-name="ce5"/>
          <table:table-cell table:number-columns-repeated="8"/>
        </table:table-row>
        <table:table-row table:style-name="ro1">
          <table:table-cell table:style-name="ce9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MSCS</text:p>
          </table:table-cell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280:.D333]; &quot;=1&quot;; [Data.C280:.C333])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280:.D333];&quot;=1&quot;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10" table:formula="of:=[.B33]/[.B34]" office:value-type="float" office:value="2.875" calcext:value-type="float">
            <text:p>2.8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2 authors</text:p>
          </table:table-cell>
          <table:table-cell table:formula="of:=SUMIF([Data.D280:.D333]; &quot;=2&quot;; [Data.C280:.C333])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2 authors papers</text:p>
          </table:table-cell>
          <table:table-cell table:formula="of:=COUNTIF([Data.D280:.D333];&quot;=2&quot;)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2 authors papers</text:p>
          </table:table-cell>
          <table:table-cell table:style-name="ce8" table:formula="of:=[.B37]/[.B38]" office:value-type="float" office:value="1.07692307692308" calcext:value-type="float">
            <text:p>1.076923076923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3 authors</text:p>
          </table:table-cell>
          <table:table-cell table:formula="of:=SUMIF([Data.D280:.D333]; &quot;=3&quot;; [Data.C239:.C455])" office:value-type="float" office:value="39" calcext:value-type="float">
            <text:p>3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 of 3 authors papers</text:p>
          </table:table-cell>
          <table:table-cell table:formula="of:=COUNTIF([Data.D280:.D333];&quot;=3&quot;)" office:value-type="float" office:value="14" calcext:value-type="float">
            <text:p>1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erage citation count for 3 authors papers</text:p>
          </table:table-cell>
          <table:table-cell table:style-name="ce8" table:formula="of:=[.B41]/[.B42]" office:value-type="float" office:value="2.78571428571429" calcext:value-type="float">
            <text:p>2.7857142857142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&gt;=4</text:p>
          </table:table-cell>
          <table:table-cell/>
        </table:table-row>
        <table:table-row table:style-name="ro1">
          <table:table-cell office:value-type="string" calcext:value-type="string">
            <text:p>Citation sum for 4 or more authors</text:p>
          </table:table-cell>
          <table:table-cell table:formula="of:=SUMIF([Data.D280:.D333]; &quot;=4&quot;; [Data.C280:.C333])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4 or more authors papers</text:p>
          </table:table-cell>
          <table:table-cell table:formula="of:=COUNTIF([Data.D280:.D333];&quot;=4&quot;)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4 or more authors papers</text:p>
          </table:table-cell>
          <table:table-cell table:style-name="ce8" table:formula="of:=[.B45]/[.B46]" office:value-type="float" office:value="1.54545454545455" calcext:value-type="float">
            <text:p>1.54545454545455</text:p>
          </table:table-cell>
          <table:table-cell table:number-columns-repeated="10"/>
        </table:table-row>
        <table:table-row table:style-name="ro1" table:number-rows-repeated="5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M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198:.D279]; &quot;=1&quot;; [Data.C198:.C279])"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198:.D279];&quot;=1&quot;)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10" table:formula="of:=[.B54]/[.B55]" office:value-type="float" office:value="2.30434782608696" calcext:value-type="float">
            <text:p>2.30434782608696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2 authors</text:p>
          </table:table-cell>
          <table:table-cell table:formula="of:=SUMIF([Data.D198:.D279]; &quot;=2&quot;; [Data.C198:.C279])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2 authors papers</text:p>
          </table:table-cell>
          <table:table-cell table:formula="of:=COUNTIF([Data.D198:.D279];&quot;=2&quot;)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2 authors papers</text:p>
          </table:table-cell>
          <table:table-cell table:style-name="ce8" table:formula="of:=[.B58]/[.B59]" office:value-type="float" office:value="3.48" calcext:value-type="float">
            <text:p>3.4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3 authors</text:p>
          </table:table-cell>
          <table:table-cell table:formula="of:=SUMIF([Data.D198:.D279]; &quot;=3&quot;; [Data.C198:.C279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3 authors papers</text:p>
          </table:table-cell>
          <table:table-cell table:formula="of:=COUNTIF([Data.D301:.D354];&quot;=3&quot;)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3 authors papers</text:p>
          </table:table-cell>
          <table:table-cell table:style-name="ce8" table:formula="of:=[.B62]/[.B63]" office:value-type="float" office:value="5.30769230769231" calcext:value-type="float">
            <text:p>5.30769230769231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4 or more authors</text:p>
          </table:table-cell>
          <table:table-cell table:formula="of:=SUMIF([Data.D198:.D279]; &quot;=4&quot;; [Data.C198:.C279])"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4 or more authors papers</text:p>
          </table:table-cell>
          <table:table-cell table:formula="of:=COUNTIF([Data.D198:.D279];&quot;=4&quot;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4 or more authors papers</text:p>
          </table:table-cell>
          <table:table-cell table:style-name="ce8" table:formula="of:=[.B66]/[.B67]" office:value-type="float" office:value="3.1875" calcext:value-type="float">
            <text:p>3.1875</text:p>
          </table:table-cell>
          <table:table-cell table:number-columns-repeated="10"/>
        </table:table-row>
        <table:table-row table:style-name="ro1" table:number-rows-repeated="6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334:.D414]; &quot;=1&quot;; [Data.C334:.C414])"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334:.D414];&quot;=1&quot;)"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10" table:formula="of:=[.B76]/[.B77]" office:value-type="float" office:value="3.71875" calcext:value-type="float">
            <text:p>3.718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2 authors</text:p>
          </table:table-cell>
          <table:table-cell table:formula="of:=SUMIF([Data.D334:.D414]; &quot;=2&quot;; [Data.C334:.C414])"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2 authors papers</text:p>
          </table:table-cell>
          <table:table-cell table:formula="of:=COUNTIF([Data.D334:.D414];&quot;=2&quot;)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2 authors papers</text:p>
          </table:table-cell>
          <table:table-cell table:style-name="ce8" table:formula="of:=[.B80]/[.B81]" office:value-type="float" office:value="2.70588235294118" calcext:value-type="float">
            <text:p>2.7058823529411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3 authors</text:p>
          </table:table-cell>
          <table:table-cell table:formula="of:=SUMIF([Data.D334:.D414]; &quot;=3&quot;; [Data.C334:.C414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3 authors papers</text:p>
          </table:table-cell>
          <table:table-cell table:formula="of:=COUNTIF([Data.D334:.D414];&quot;=3&quot;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3 authors papers</text:p>
          </table:table-cell>
          <table:table-cell table:style-name="ce8" table:formula="of:=[.B84]/[.B85]" office:value-type="float" office:value="4.88888888888889" calcext:value-type="float">
            <text:p>4.88888888888889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4 or more authors</text:p>
          </table:table-cell>
          <table:table-cell table:formula="of:=SUMIF([Data.D334:.D414]; &quot;=4&quot;; [Data.C334:.C414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4 or more authors papers</text:p>
          </table:table-cell>
          <table:table-cell table:formula="of:=COUNTIF([Data.D334:.D414];&quot;=4&quot;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4 or more authors papers</text:p>
          </table:table-cell>
          <table:table-cell table:style-name="ce8" table:formula="of:=[.B88]/[.B89]" office:value-type="float" office:value="4.66666666666667" calcext:value-type="float">
            <text:p>4.66666666666667</text:p>
          </table:table-cell>
          <table:table-cell table:number-columns-repeated="10"/>
        </table:table-row>
      </table:table>
      <table:table table:name="QualityType" table:style-name="ta1">
        <table:shapes>
          <draw:frame draw:z-index="0" draw:style-name="gr1" draw:text-style-name="P1" svg:width="180.63mm" svg:height="101.6mm" svg:x="179.26mm" svg:y="0mm">
            <loext:p draw:notify-on-update-of-ranges="QualityType.M14:QualityType.M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8" table:default-cell-style-name="ce5"/>
        <table:table-column table:style-name="co39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198:.D414]; &quot;=1&quot;;[Data.C198:.C414])" office:value-type="float" office:value="218" calcext:value-type="float">
            <text:p>2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198:.D414];&quot;=1&quot;)"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10" table:formula="of:=[.B1]/[.B2]" office:value-type="float" office:value="3.07042253521127" calcext:value-type="float">
            <text:p>3.07042253521127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itation sum for local collaboration</text:p>
          </table:table-cell>
          <table:table-cell table:formula="of:=SUMIF([Data.E198:.E414]; &quot;=local&quot;; [Data.C198:.C414])"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of local collaboration papers</text:p>
          </table:table-cell>
          <table:table-cell table:formula="of:=COUNTIF([Data.E198:.E414];&quot;=local&quot;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citation count for local collaboration papers</text:p>
          </table:table-cell>
          <table:table-cell table:style-name="ce8" table:formula="of:=[.B5]/[.B6]" office:value-type="float" office:value="3.42222222222222" calcext:value-type="float">
            <text:p>3.42222222222222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itation sum for national collaboration</text:p>
          </table:table-cell>
          <table:table-cell table:formula="of:=SUMIF([Data.E198:.E414]; &quot;=national&quot;; [Data.C198:.C414])"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of national collaboration papers</text:p>
          </table:table-cell>
          <table:table-cell table:formula="of:=COUNTIF([Data.E207:.E423];&quot;=national&quot;)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citation count for national collaboration papers</text:p>
          </table:table-cell>
          <table:table-cell table:style-name="ce8" table:formula="of:=[.B9]/[.B10]" office:value-type="float" office:value="2.11764705882353" calcext:value-type="float">
            <text:p>2.11764705882353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itation sum for international collaboration</text:p>
          </table:table-cell>
          <table:table-cell table:formula="of:=SUMIF([Data.E198:.E414]; &quot;=international&quot;; [Data.C198:.C414])" office:value-type="float" office:value="202" calcext:value-type="float">
            <text:p>2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of international collaboration papers</text:p>
          </table:table-cell>
          <table:table-cell table:formula="of:=COUNTIF([Data.E211:.E427];&quot;=international&quot;)"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erage citation count for international collaboration papers</text:p>
          </table:table-cell>
          <table:table-cell table:style-name="ce8" table:formula="of:=[.B13]/[.B14]" office:value-type="float" office:value="3.31147540983607" calcext:value-type="float">
            <text:p>3.31147540983607</text:p>
          </table:table-cell>
          <table:table-cell table:number-columns-repeated="10"/>
          <table:table-cell office:value-type="string" calcext:value-type="string">
            <text:p>Local</text:p>
          </table:table-cell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National</text:p>
          </table:table-cell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International</text:p>
          </table:table-cell>
        </table:table-row>
      </table:table>
      <table:table table:name="Sheet2" table:style-name="ta1">
        <table:table-column table:style-name="co11" table:number-columns-repeated="6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row table:style-name="ro1">
          <table:table-cell table:formula="of:=COUNT([Data.D2]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([Data.D2:.D47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IF([Data.D2:.D47]; &quot;&gt;= 2&quot;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non-collaborative:</text:p>
          </table:table-cell>
          <table:table-cell table:style-name="ce1" office:value-type="string" calcext:value-type="string">
            <text:p>MSCS 2006 collaboration</text:p>
          </table:table-cell>
          <table:table-cell table:style-name="ce1" office:value-type="string" calcext:value-type="string">
            <text:p>MSCS collaboration</text:p>
          </table:table-cell>
        </table:table-row>
        <table:table-row table:style-name="ro1">
          <table:table-cell table:number-columns-repeated="6"/>
          <table:table-cell table:style-name="Default" table:formula="of:=[.G5]-[.G7]" office:value-type="float" office:value="15" calcext:value-type="float">
            <text:p>15</text:p>
          </table:table-cell>
          <table:table-cell table:formula="of:=[.G7]/[.G5]" office:value-type="float" office:value="0.673913043478261" calcext:value-type="float">
            <text:p>0.673913043478261</text:p>
          </table:table-cell>
          <table:table-cell table:style-name="ce2" table:formula="of:=([.G7]+[.G28])/([.G5]+[.G26])" office:value-type="float" office:value="0.69" calcext:value-type="float">
            <text:p>0.6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([Data.D48:.D167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48:.D167]; &quot;&gt;=2&quot;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non-collaborative:</text:p>
          </table:table-cell>
          <table:table-cell table:style-name="ce1" office:value-type="string" calcext:value-type="string">
            <text:p>APAL 2006 collaboration</text:p>
          </table:table-cell>
          <table:table-cell table:style-name="ce1" office:value-type="string" calcext:value-type="string">
            <text:p>APAL collaboration</text:p>
          </table:table-cell>
        </table:table-row>
        <table:table-row table:style-name="ro1">
          <table:table-cell table:number-columns-repeated="6"/>
          <table:table-cell table:style-name="Default" table:formula="of:=[.G12]-[.G14]" office:value-type="float" office:value="65" calcext:value-type="float">
            <text:p>65</text:p>
          </table:table-cell>
          <table:table-cell table:formula="of:=[.G14]/[.G12]" office:value-type="float" office:value="0.458333333333333" calcext:value-type="float">
            <text:p>0.458333333333333</text:p>
          </table:table-cell>
          <table:table-cell table:style-name="ce2" table:formula="of:=([.G14]+[.G35])/([.G12]+[.G33])" office:value-type="float" office:value="0.517412935323383" calcext:value-type="float">
            <text:p>0.517412935323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COUNT([Data.D168:.D196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168:.D196]; &quot;&gt;=2&quot;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non-collaborative:</text:p>
          </table:table-cell>
          <table:table-cell table:style-name="ce1" office:value-type="string" calcext:value-type="string">
            <text:p>LMCS 2006 collaboration</text:p>
          </table:table-cell>
          <table:table-cell table:style-name="ce1" office:value-type="string" calcext:value-type="string">
            <text:p>LMCS collaboration</text:p>
          </table:table-cell>
        </table:table-row>
        <table:table-row table:style-name="ro1">
          <table:table-cell table:number-columns-repeated="6"/>
          <table:table-cell table:style-name="Default" table:formula="of:=[.G19]-[.G21]" office:value-type="float" office:value="9" calcext:value-type="float">
            <text:p>9</text:p>
          </table:table-cell>
          <table:table-cell table:formula="of:=[.G21]/[.G19]" office:value-type="float" office:value="0.689655172413793" calcext:value-type="float">
            <text:p>0.689655172413793</text:p>
          </table:table-cell>
          <table:table-cell table:style-name="ce2" table:formula="of:=([.G21]+[.G42])/([.G19]+[.G40])" office:value-type="float" office:value="0.711711711711712" calcext:value-type="float">
            <text:p>0.7117117117117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([Data.D280:.D333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IF([Data.D280:.D333]; &quot;&gt;= 2&quot;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non-collaborative:</text:p>
          </table:table-cell>
          <table:table-cell table:style-name="ce1" office:value-type="string" calcext:value-type="string">
            <text:p>MSCS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26]-[.G28]" office:value-type="float" office:value="16" calcext:value-type="float">
            <text:p>16</text:p>
          </table:table-cell>
          <table:table-cell table:formula="of:=[.G28]/[.G26]" office:value-type="float" office:value="0.703703703703704" calcext:value-type="float">
            <text:p>0.703703703703704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([Data.D334:.D414]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334:.D414]; &quot;&gt;=2&quot;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non-collaborative:</text:p>
          </table:table-cell>
          <table:table-cell table:style-name="ce1" office:value-type="string" calcext:value-type="string">
            <text:p>APAL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33]-[.G35]" office:value-type="float" office:value="32" calcext:value-type="float">
            <text:p>32</text:p>
          </table:table-cell>
          <table:table-cell table:formula="of:=[.G35]/[.G33]" office:value-type="float" office:value="0.604938271604938" calcext:value-type="float">
            <text:p>0.60493827160493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COUNT([Data.D198:.D279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198:.D279]; &quot;&gt;=2&quot;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non-collaborative:</text:p>
          </table:table-cell>
          <table:table-cell table:style-name="ce1" office:value-type="string" calcext:value-type="string">
            <text:p>LMCS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40]-[.G42]" office:value-type="float" office:value="23" calcext:value-type="float">
            <text:p>23</text:p>
          </table:table-cell>
          <table:table-cell table:formula="of:=[.G42]/[.G40]" office:value-type="float" office:value="0.719512195121951" calcext:value-type="float">
            <text:p>0.7195121951219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1:07:11.431088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01:19.078873690</meta:creation-date>
    <dc:date>2018-12-11T11:41:51.773706644</dc:date>
    <meta:editing-duration>PT12H37M23S</meta:editing-duration>
    <meta:editing-cycles>278</meta:editing-cycles>
    <meta:generator>LibreOffice/5.2.7.2$Linux_X86_64 LibreOffice_project/20m0$Build-2</meta:generator>
    <meta:document-statistic meta:table-count="7" meta:cell-count="21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1.15cm" svg:y="0.316cm" chart:style-name="ch2">
          <text:p>Average citation count set against number of collaborators</text:p>
        </chart:title>
        <chart:plot-area chart:style-name="ch3" table:cell-range-address="Quality.K41:Quality.K44 Quality.B3:Quality.B3 Quality.B7:Quality.B7 Quality.B11:Quality.B11 Quality.B15:Quality.B15" chart:data-source-has-labels="column" svg:x="1.29cm" svg:y="1.275cm" svg:width="12.407cm" svg:height="6.566cm">
          <chartooo:coordinate-region svg:x="2.017cm" svg:y="1.474cm" svg:width="11.68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3:Quality.B3 Quality.B7:Quality.B7 Quality.B11:Quality.B11 Quality.B15:Quality.B1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3.07042253521127">
                <text:p>3.07042253521127</text:p>
                <draw:g>
                  <svg:desc>Quality.B3:Quality.B3 Quality.B7:Quality.B7 Quality.B11:Quality.B11 Quality.B15:Quality.B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8055555555556">
                <text:p>2.680555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0.29cm" svg:y="0.316cm" chart:style-name="ch2">
          <text:p>Average citation count set against number of collaborators (MSCS)</text:p>
        </chart:title>
        <chart:plot-area chart:style-name="ch3" table:cell-range-address="Quality.K41:Quality.K44 Quality.B35:Quality.B35 Quality.B39:Quality.B39 Quality.B43:Quality.B43 Quality.B47:Quality.B47" chart:data-source-has-labels="column" svg:x="1.29cm" svg:y="1.275cm" svg:width="12.407cm" svg:height="6.566cm">
          <chartooo:coordinate-region svg:x="2.017cm" svg:y="1.474cm" svg:width="11.68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35:Quality.B35 Quality.B39:Quality.B39 Quality.B43:Quality.B43 Quality.B47:Quality.B4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2.875">
                <text:p>2.875</text:p>
                <draw:g>
                  <svg:desc>Quality.B35:Quality.B35 Quality.B39:Quality.B39 Quality.B43:Quality.B43 Quality.B47:Quality.B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1.54545454545455">
                <text:p>1.54545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0.317cm" svg:y="0.316cm" chart:style-name="ch2">
          <text:p>Average citation count set against number of collaborators (LMCS)</text:p>
        </chart:title>
        <chart:plot-area chart:style-name="ch3" table:cell-range-address="Quality.K41:Quality.K44 Quality.B56:Quality.B56 Quality.B60:Quality.B60 Quality.B64:Quality.B64 Quality.B68:Quality.B68" chart:data-source-has-labels="column" svg:x="1.29cm" svg:y="1.275cm" svg:width="12.407cm" svg:height="6.566cm">
          <chartooo:coordinate-region svg:x="1.726cm" svg:y="1.474cm" svg:width="11.971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56:Quality.B56 Quality.B60:Quality.B60 Quality.B64:Quality.B64 Quality.B68:Quality.B6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2.30434782608696">
                <text:p>2.30434782608696</text:p>
                <draw:g>
                  <svg:desc>Quality.B56:Quality.B56 Quality.B60:Quality.B60 Quality.B64:Quality.B64 Quality.B68:Quality.B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30769230769231">
                <text:p>5.30769230769231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3.1875">
                <text:p>3.1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0.396cm" svg:y="0.316cm" chart:style-name="ch2">
          <text:p>Average citation count set against number of collaborators (APAL)</text:p>
        </chart:title>
        <chart:plot-area chart:style-name="ch3" table:cell-range-address="Quality.K41:Quality.K44 Quality.B78:Quality.B78 Quality.B82:Quality.B82 Quality.B86:Quality.B86 Quality.B90:Quality.B90" chart:data-source-has-labels="column" svg:x="1.29cm" svg:y="1.275cm" svg:width="12.407cm" svg:height="6.566cm">
          <chartooo:coordinate-region svg:x="1.726cm" svg:y="1.474cm" svg:width="11.971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78:Quality.B78 Quality.B82:Quality.B82 Quality.B86:Quality.B86 Quality.B90:Quality.B9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3.71875">
                <text:p>3.71875</text:p>
                <draw:g>
                  <svg:desc>Quality.B78:Quality.B78 Quality.B82:Quality.B82 Quality.B86:Quality.B86 Quality.B90:Quality.B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64cm" svg:height="10.161cm" xlink:href=".." xlink:type="simple" chart:class="chart:bar" chart:style-name="ch1">
        <chart:title svg:x="3.538cm" svg:y="0.339cm" chart:style-name="ch2">
          <text:p>Average citation count set against type of collaboration</text:p>
        </chart:title>
        <chart:plot-area chart:style-name="ch3" table:cell-range-address="QualityType.M14:QualityType.M17 QualityType.B3:QualityType.B3 QualityType.B7:QualityType.B7 QualityType.B11:QualityType.B11 QualityType.B15:QualityType.B15" chart:data-source-has-labels="column" svg:x="1.372cm" svg:y="1.321cm" svg:width="16.331cm" svg:height="7.656cm">
          <chartooo:coordinate-region svg:x="2.099cm" svg:y="1.52cm" svg:width="15.604cm" svg:height="6.81cm"/>
          <chart:axis chart:dimension="x" chart:name="primary-x" chart:style-name="ch4" chartooo:axis-type="auto">
            <chartooo:date-scale/>
            <chart:title svg:x="7.985cm" svg:y="9.18cm" chart:style-name="ch5">
              <text:p>Type of collaboration</text:p>
            </chart:title>
            <chart:categories table:cell-range-address="QualityType.M14:QualityType.M17"/>
          </chart:axis>
          <chart:axis chart:dimension="y" chart:name="primary-y" chart:style-name="ch6">
            <chart:title svg:x="0.451cm" svg:y="6.794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Type.B3:QualityType.B3 QualityType.B7:QualityType.B7 QualityType.B11:QualityType.B11 QualityType.B15:QualityType.B1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ingle</text:p>
                <draw:g>
                  <svg:desc>QualityType.M14:QualityType.M17</svg:desc>
                </draw:g>
              </table:table-cell>
              <table:table-cell office:value-type="float" office:value="3.07042253521127">
                <text:p>3.07042253521127</text:p>
                <draw:g>
                  <svg:desc>QualityType.B3:QualityType.B3 QualityType.B7:QualityType.B7 QualityType.B11:QualityType.B11 QualityType.B15:QualityType.B15</svg:desc>
                </draw:g>
              </table:table-cell>
            </table:table-row>
            <table:table-row>
              <table:table-cell office:value-type="string">
                <text:p>Local</text:p>
              </table:table-cell>
              <table:table-cell office:value-type="float" office:value="3.42222222222222">
                <text:p>3.42222222222222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International</text:p>
              </table:table-cell>
              <table:table-cell office:value-type="float" office:value="3.31147540983607">
                <text:p>3.311475409836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